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7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2"/>
          <table:table-cell table:formula="of:=AVERAGE([.C2:.C2010])" office:value-type="float" office:value="2354.94480519481" calcext:value-type="float">
            <text:p>2354,9448051948</text:p>
          </table:table-cell>
          <table:table-cell table:formula="of:=AVERAGE([.D2:.D2010])" office:value-type="float" office:value="1527.87337662338" calcext:value-type="float">
            <text:p>1527,8733766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95364" calcext:value-type="float">
            <text:p>99,95364</text:p>
          </table:table-cell>
          <table:table-cell office:value-type="float" office:value="2354" calcext:value-type="float">
            <text:p>2354</text:p>
          </table:table-cell>
          <table:table-cell office:value-type="float" office:value="1527" calcext:value-type="float">
            <text:p>1527</text:p>
          </table:table-cell>
          <table:table-cell table:number-columns-repeated="2"/>
          <table:table-cell table:formula="of:=COM.MICROSOFT.STDEV.P([.C2:.C2010])" office:value-type="float" office:value="13.5663427213151" calcext:value-type="float">
            <text:p>13,5663427213</text:p>
          </table:table-cell>
          <table:table-cell table:formula="of:=COM.MICROSOFT.STDEV.P([.D2:.D2010])" office:value-type="float" office:value="11.6624691767958" calcext:value-type="float">
            <text:p>11,6624691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.95998" calcext:value-type="float">
            <text:p>199,95998</text:p>
          </table:table-cell>
          <table:table-cell office:value-type="float" office:value="2354" calcext:value-type="float">
            <text:p>2354</text:p>
          </table:table-cell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95948" calcext:value-type="float">
            <text:p>299,95948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.99352" calcext:value-type="float">
            <text:p>399,99352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9.96808" calcext:value-type="float">
            <text:p>499,96808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9.97922" calcext:value-type="float">
            <text:p>599,9792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9.95122" calcext:value-type="float">
            <text:p>699,9512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.96146" calcext:value-type="float">
            <text:p>799,96146</text:p>
          </table:table-cell>
          <table:table-cell office:value-type="float" office:value="2354" calcext:value-type="float">
            <text:p>2354</text:p>
          </table:table-cell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9.95372" calcext:value-type="float">
            <text:p>899,95372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9.96798" calcext:value-type="float">
            <text:p>999,96798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9.98264" calcext:value-type="float">
            <text:p>1099,98264</text:p>
          </table:table-cell>
          <table:table-cell office:value-type="float" office:value="2354" calcext:value-type="float">
            <text:p>2354</text:p>
          </table:table-cell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0.00144" calcext:value-type="float">
            <text:p>1200,0014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9.95544" calcext:value-type="float">
            <text:p>1299,9554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9.95536" calcext:value-type="float">
            <text:p>1399,95536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99.95028" calcext:value-type="float">
            <text:p>1499,95028</text:p>
          </table:table-cell>
          <table:table-cell office:value-type="float" office:value="2354" calcext:value-type="float">
            <text:p>2354</text:p>
          </table:table-cell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0.03404" calcext:value-type="float">
            <text:p>1600,0340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9.96382" calcext:value-type="float">
            <text:p>1699,96382</text:p>
          </table:table-cell>
          <table:table-cell office:value-type="float" office:value="2354" calcext:value-type="float">
            <text:p>2354</text:p>
          </table:table-cell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9.97798" calcext:value-type="float">
            <text:p>1799,97798</text:p>
          </table:table-cell>
          <table:table-cell office:value-type="float" office:value="2354" calcext:value-type="float">
            <text:p>2354</text:p>
          </table:table-cell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00.00826" calcext:value-type="float">
            <text:p>1900,00826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9.97122" calcext:value-type="float">
            <text:p>1999,97122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99.95642" calcext:value-type="float">
            <text:p>2099,95642</text:p>
          </table:table-cell>
          <table:table-cell office:value-type="float" office:value="2354" calcext:value-type="float">
            <text:p>2354</text:p>
          </table:table-cell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9.9693" calcext:value-type="float">
            <text:p>2199,9693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99.97052" calcext:value-type="float">
            <text:p>2299,97052</text:p>
          </table:table-cell>
          <table:table-cell office:value-type="float" office:value="2354" calcext:value-type="float">
            <text:p>2354</text:p>
          </table:table-cell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00.0157" calcext:value-type="float">
            <text:p>2400,0157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99.95872" calcext:value-type="float">
            <text:p>2499,9587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99.95638" calcext:value-type="float">
            <text:p>2599,95638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99.95554" calcext:value-type="float">
            <text:p>2699,9555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99.96122" calcext:value-type="float">
            <text:p>2799,9612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99.96728" calcext:value-type="float">
            <text:p>2899,96728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9.97204" calcext:value-type="float">
            <text:p>2999,97204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99.961" calcext:value-type="float">
            <text:p>3099,961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99.98328" calcext:value-type="float">
            <text:p>3199,9832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99.96504" calcext:value-type="float">
            <text:p>3299,96504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99.98108" calcext:value-type="float">
            <text:p>3399,98108</text:p>
          </table:table-cell>
          <table:table-cell office:value-type="float" office:value="2354" calcext:value-type="float">
            <text:p>2354</text:p>
          </table:table-cell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99.956" calcext:value-type="float">
            <text:p>3499,956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9.98916" calcext:value-type="float">
            <text:p>3599,98916</text:p>
          </table:table-cell>
          <table:table-cell office:value-type="float" office:value="2354" calcext:value-type="float">
            <text:p>2354</text:p>
          </table:table-cell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99.95148" calcext:value-type="float">
            <text:p>3699,95148</text:p>
          </table:table-cell>
          <table:table-cell office:value-type="float" office:value="2354" calcext:value-type="float">
            <text:p>2354</text:p>
          </table:table-cell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99.9639" calcext:value-type="float">
            <text:p>3799,9639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9.97666" calcext:value-type="float">
            <text:p>3899,9766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00.00556" calcext:value-type="float">
            <text:p>4000,0055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99.98086" calcext:value-type="float">
            <text:p>4099,9808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99.95884" calcext:value-type="float">
            <text:p>4199,95884</text:p>
          </table:table-cell>
          <table:table-cell office:value-type="float" office:value="2354" calcext:value-type="float">
            <text:p>2354</text:p>
          </table:table-cell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99.98878" calcext:value-type="float">
            <text:p>4299,9887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99.98178" calcext:value-type="float">
            <text:p>4399,9817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99.9677" calcext:value-type="float">
            <text:p>4499,9677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00.0271" calcext:value-type="float">
            <text:p>4600,0271</text:p>
          </table:table-cell>
          <table:table-cell office:value-type="float" office:value="2354" calcext:value-type="float">
            <text:p>2354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99.95492" calcext:value-type="float">
            <text:p>4699,95492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99.98004" calcext:value-type="float">
            <text:p>4799,9800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99.956" calcext:value-type="float">
            <text:p>4899,95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99.95902" calcext:value-type="float">
            <text:p>4999,95902</text:p>
          </table:table-cell>
          <table:table-cell office:value-type="float" office:value="2354" calcext:value-type="float">
            <text:p>2354</text:p>
          </table:table-cell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99.98952" calcext:value-type="float">
            <text:p>5099,98952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99.96348" calcext:value-type="float">
            <text:p>5199,96348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99.97178" calcext:value-type="float">
            <text:p>5299,97178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99.9674" calcext:value-type="float">
            <text:p>5399,967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99.97336" calcext:value-type="float">
            <text:p>5499,9733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99.95982" calcext:value-type="float">
            <text:p>5599,9598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99.9652" calcext:value-type="float">
            <text:p>5699,965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9.978" calcext:value-type="float">
            <text:p>5799,978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99.95706" calcext:value-type="float">
            <text:p>5899,95706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99.9669" calcext:value-type="float">
            <text:p>5999,9669</text:p>
          </table:table-cell>
          <table:table-cell office:value-type="float" office:value="2354" calcext:value-type="float">
            <text:p>2354</text:p>
          </table:table-cell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99.95722" calcext:value-type="float">
            <text:p>6099,95722</text:p>
          </table:table-cell>
          <table:table-cell office:value-type="float" office:value="2354" calcext:value-type="float">
            <text:p>2354</text:p>
          </table:table-cell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99.9633" calcext:value-type="float">
            <text:p>6199,9633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99.96378" calcext:value-type="float">
            <text:p>6299,96378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99.99596" calcext:value-type="float">
            <text:p>6399,9959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99.96864" calcext:value-type="float">
            <text:p>6499,9686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99.95986" calcext:value-type="float">
            <text:p>6599,95986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99.96354" calcext:value-type="float">
            <text:p>6699,96354</text:p>
          </table:table-cell>
          <table:table-cell office:value-type="float" office:value="2354" calcext:value-type="float">
            <text:p>2354</text:p>
          </table:table-cell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00.00246" calcext:value-type="float">
            <text:p>6800,0024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99.95694" calcext:value-type="float">
            <text:p>6899,9569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99.9541" calcext:value-type="float">
            <text:p>6999,9541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99.95466" calcext:value-type="float">
            <text:p>7099,95466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99.98616" calcext:value-type="float">
            <text:p>7199,9861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99.94844" calcext:value-type="float">
            <text:p>7299,9484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99.96694" calcext:value-type="float">
            <text:p>7399,96694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99.95544" calcext:value-type="float">
            <text:p>7499,95544</text:p>
          </table:table-cell>
          <table:table-cell office:value-type="float" office:value="2354" calcext:value-type="float">
            <text:p>2354</text:p>
          </table:table-cell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99.97762" calcext:value-type="float">
            <text:p>7599,9776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99.95434" calcext:value-type="float">
            <text:p>7699,95434</text:p>
          </table:table-cell>
          <table:table-cell office:value-type="float" office:value="2354" calcext:value-type="float">
            <text:p>2354</text:p>
          </table:table-cell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00.00616" calcext:value-type="float">
            <text:p>7800,00616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99.9657" calcext:value-type="float">
            <text:p>7899,9657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99.95396" calcext:value-type="float">
            <text:p>7999,9539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99.96034" calcext:value-type="float">
            <text:p>8099,9603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199.95416" calcext:value-type="float">
            <text:p>8199,95416</text:p>
          </table:table-cell>
          <table:table-cell office:value-type="float" office:value="2354" calcext:value-type="float">
            <text:p>2354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299.96562" calcext:value-type="float">
            <text:p>8299,96562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99.9761" calcext:value-type="float">
            <text:p>8399,9761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99.98514" calcext:value-type="float">
            <text:p>8499,98514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99.95992" calcext:value-type="float">
            <text:p>8599,95992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99.95164" calcext:value-type="float">
            <text:p>8699,95164</text:p>
          </table:table-cell>
          <table:table-cell office:value-type="float" office:value="2354" calcext:value-type="float">
            <text:p>2354</text:p>
          </table:table-cell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99.96024" calcext:value-type="float">
            <text:p>8799,96024</text:p>
          </table:table-cell>
          <table:table-cell office:value-type="float" office:value="2354" calcext:value-type="float">
            <text:p>2354</text:p>
          </table:table-cell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99.95812" calcext:value-type="float">
            <text:p>8899,95812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99.9611" calcext:value-type="float">
            <text:p>8999,9611</text:p>
          </table:table-cell>
          <table:table-cell office:value-type="float" office:value="2354" calcext:value-type="float">
            <text:p>2354</text:p>
          </table:table-cell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99.95768" calcext:value-type="float">
            <text:p>9099,95768</text:p>
          </table:table-cell>
          <table:table-cell office:value-type="float" office:value="2354" calcext:value-type="float">
            <text:p>2354</text:p>
          </table:table-cell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99.96606" calcext:value-type="float">
            <text:p>9199,96606</text:p>
          </table:table-cell>
          <table:table-cell office:value-type="float" office:value="2354" calcext:value-type="float">
            <text:p>2354</text:p>
          </table:table-cell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99.97744" calcext:value-type="float">
            <text:p>9299,9774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99.9677" calcext:value-type="float">
            <text:p>9399,9677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99.96018" calcext:value-type="float">
            <text:p>9499,96018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99.95756" calcext:value-type="float">
            <text:p>9599,95756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99.9558" calcext:value-type="float">
            <text:p>9699,955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99.9644" calcext:value-type="float">
            <text:p>9799,964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99.95048" calcext:value-type="float">
            <text:p>9899,9504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99.9557" calcext:value-type="float">
            <text:p>9999,9557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99.98102" calcext:value-type="float">
            <text:p>10099,98102</text:p>
          </table:table-cell>
          <table:table-cell office:value-type="float" office:value="2354" calcext:value-type="float">
            <text:p>2354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99.96752" calcext:value-type="float">
            <text:p>10199,9675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99.97924" calcext:value-type="float">
            <text:p>10299,97924</text:p>
          </table:table-cell>
          <table:table-cell office:value-type="float" office:value="2354" calcext:value-type="float">
            <text:p>2354</text:p>
          </table:table-cell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99.96172" calcext:value-type="float">
            <text:p>10399,9617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00.01356" calcext:value-type="float">
            <text:p>10500,01356</text:p>
          </table:table-cell>
          <table:table-cell office:value-type="float" office:value="2354" calcext:value-type="float">
            <text:p>2354</text:p>
          </table:table-cell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99.98162" calcext:value-type="float">
            <text:p>10599,9816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99.99202" calcext:value-type="float">
            <text:p>10699,99202</text:p>
          </table:table-cell>
          <table:table-cell office:value-type="float" office:value="2354" calcext:value-type="float">
            <text:p>2354</text:p>
          </table:table-cell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99.98058" calcext:value-type="float">
            <text:p>10799,98058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99.9635" calcext:value-type="float">
            <text:p>10899,9635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999.97802" calcext:value-type="float">
            <text:p>10999,97802</text:p>
          </table:table-cell>
          <table:table-cell office:value-type="float" office:value="2354" calcext:value-type="float">
            <text:p>2354</text:p>
          </table:table-cell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99.95224" calcext:value-type="float">
            <text:p>11099,9522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99.96082" calcext:value-type="float">
            <text:p>11199,9608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99.95586" calcext:value-type="float">
            <text:p>11299,9558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99.99286" calcext:value-type="float">
            <text:p>11399,99286</text:p>
          </table:table-cell>
          <table:table-cell office:value-type="float" office:value="2354" calcext:value-type="float">
            <text:p>2354</text:p>
          </table:table-cell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499.95368" calcext:value-type="float">
            <text:p>11499,9536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99.95984" calcext:value-type="float">
            <text:p>11599,95984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99.9677" calcext:value-type="float">
            <text:p>11699,9677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99.95608" calcext:value-type="float">
            <text:p>11799,9560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99.9524" calcext:value-type="float">
            <text:p>11899,9524</text:p>
          </table:table-cell>
          <table:table-cell office:value-type="float" office:value="2354" calcext:value-type="float">
            <text:p>2354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999.96494" calcext:value-type="float">
            <text:p>11999,9649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099.98622" calcext:value-type="float">
            <text:p>12099,9862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99.96834" calcext:value-type="float">
            <text:p>12199,9683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299.95878" calcext:value-type="float">
            <text:p>12299,9587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399.9825" calcext:value-type="float">
            <text:p>12399,9825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00.0075" calcext:value-type="float">
            <text:p>12500,0075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99.96534" calcext:value-type="float">
            <text:p>12599,9653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99.95654" calcext:value-type="float">
            <text:p>12699,9565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99.96204" calcext:value-type="float">
            <text:p>12799,9620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899.97102" calcext:value-type="float">
            <text:p>12899,97102</text:p>
          </table:table-cell>
          <table:table-cell office:value-type="float" office:value="2354" calcext:value-type="float">
            <text:p>2354</text:p>
          </table:table-cell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999.96322" calcext:value-type="float">
            <text:p>12999,96322</text:p>
          </table:table-cell>
          <table:table-cell office:value-type="float" office:value="2354" calcext:value-type="float">
            <text:p>2354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99.97372" calcext:value-type="float">
            <text:p>13099,97372</text:p>
          </table:table-cell>
          <table:table-cell office:value-type="float" office:value="2354" calcext:value-type="float">
            <text:p>2354</text:p>
          </table:table-cell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199.95136" calcext:value-type="float">
            <text:p>13199,95136</text:p>
          </table:table-cell>
          <table:table-cell office:value-type="float" office:value="2354" calcext:value-type="float">
            <text:p>2354</text:p>
          </table:table-cell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299.98576" calcext:value-type="float">
            <text:p>13299,98576</text:p>
          </table:table-cell>
          <table:table-cell office:value-type="float" office:value="2354" calcext:value-type="float">
            <text:p>2354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99.94784" calcext:value-type="float">
            <text:p>13399,94784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499.9553" calcext:value-type="float">
            <text:p>13499,9553</text:p>
          </table:table-cell>
          <table:table-cell office:value-type="float" office:value="2354" calcext:value-type="float">
            <text:p>2354</text:p>
          </table:table-cell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99.95932" calcext:value-type="float">
            <text:p>13599,9593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699.96842" calcext:value-type="float">
            <text:p>13699,96842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799.96434" calcext:value-type="float">
            <text:p>13799,96434</text:p>
          </table:table-cell>
          <table:table-cell office:value-type="float" office:value="2354" calcext:value-type="float">
            <text:p>2354</text:p>
          </table:table-cell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899.97048" calcext:value-type="float">
            <text:p>13899,9704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999.95108" calcext:value-type="float">
            <text:p>13999,95108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100.0319" calcext:value-type="float">
            <text:p>14100,0319</text:p>
          </table:table-cell>
          <table:table-cell office:value-type="float" office:value="2354" calcext:value-type="float">
            <text:p>2354</text:p>
          </table:table-cell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99.98296" calcext:value-type="float">
            <text:p>14199,98296</text:p>
          </table:table-cell>
          <table:table-cell office:value-type="float" office:value="2354" calcext:value-type="float">
            <text:p>2354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99.94828" calcext:value-type="float">
            <text:p>14299,94828</text:p>
          </table:table-cell>
          <table:table-cell office:value-type="float" office:value="2585" calcext:value-type="float">
            <text:p>2585</text:p>
          </table:table-cell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99.96012" calcext:value-type="float">
            <text:p>14399,96012</text:p>
          </table:table-cell>
          <table:table-cell office:value-type="float" office:value="2414" calcext:value-type="float">
            <text:p>2414</text:p>
          </table:table-cell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99.9864" calcext:value-type="float">
            <text:p>14499,9864</text:p>
          </table:table-cell>
          <table:table-cell office:value-type="float" office:value="2354" calcext:value-type="float">
            <text:p>2354</text:p>
          </table:table-cell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99.95474" calcext:value-type="float">
            <text:p>14599,95474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99.9579" calcext:value-type="float">
            <text:p>14699,9579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99.96862" calcext:value-type="float">
            <text:p>14799,96862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99.96876" calcext:value-type="float">
            <text:p>14899,9687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99.96302" calcext:value-type="float">
            <text:p>14999,9630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99.9587" calcext:value-type="float">
            <text:p>15099,9587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199.95418" calcext:value-type="float">
            <text:p>15199,95418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00.04348" calcext:value-type="float">
            <text:p>15300,0434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399.96334" calcext:value-type="float">
            <text:p>15399,9633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499.97086" calcext:value-type="float">
            <text:p>15499,97086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99.96298" calcext:value-type="float">
            <text:p>15599,96298</text:p>
          </table:table-cell>
          <table:table-cell office:value-type="float" office:value="2354" calcext:value-type="float">
            <text:p>2354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99.97974" calcext:value-type="float">
            <text:p>15699,9797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799.95144" calcext:value-type="float">
            <text:p>15799,95144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99.95482" calcext:value-type="float">
            <text:p>15899,95482</text:p>
          </table:table-cell>
          <table:table-cell office:value-type="float" office:value="2354" calcext:value-type="float">
            <text:p>2354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999.9644" calcext:value-type="float">
            <text:p>15999,964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099.97632" calcext:value-type="float">
            <text:p>16099,97632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199.99226" calcext:value-type="float">
            <text:p>16199,99226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299.95588" calcext:value-type="float">
            <text:p>16299,95588</text:p>
          </table:table-cell>
          <table:table-cell office:value-type="float" office:value="2354" calcext:value-type="float">
            <text:p>2354</text:p>
          </table:table-cell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399.98402" calcext:value-type="float">
            <text:p>16399,9840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499.9732" calcext:value-type="float">
            <text:p>16499,9732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599.98166" calcext:value-type="float">
            <text:p>16599,98166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99.96046" calcext:value-type="float">
            <text:p>16699,96046</text:p>
          </table:table-cell>
          <table:table-cell office:value-type="float" office:value="2354" calcext:value-type="float">
            <text:p>2354</text:p>
          </table:table-cell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799.96824" calcext:value-type="float">
            <text:p>16799,96824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899.96028" calcext:value-type="float">
            <text:p>16899,9602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999.95726" calcext:value-type="float">
            <text:p>16999,95726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099.96922" calcext:value-type="float">
            <text:p>17099,96922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199.94986" calcext:value-type="float">
            <text:p>17199,94986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99.96432" calcext:value-type="float">
            <text:p>17299,9643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399.97392" calcext:value-type="float">
            <text:p>17399,97392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499.95852" calcext:value-type="float">
            <text:p>17499,95852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599.96004" calcext:value-type="float">
            <text:p>17599,96004</text:p>
          </table:table-cell>
          <table:table-cell office:value-type="float" office:value="2354" calcext:value-type="float">
            <text:p>2354</text:p>
          </table:table-cell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699.97566" calcext:value-type="float">
            <text:p>17699,9756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799.956" calcext:value-type="float">
            <text:p>17799,956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899.9526" calcext:value-type="float">
            <text:p>17899,9526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999.9854" calcext:value-type="float">
            <text:p>17999,9854</text:p>
          </table:table-cell>
          <table:table-cell office:value-type="float" office:value="2354" calcext:value-type="float">
            <text:p>2354</text:p>
          </table:table-cell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099.95646" calcext:value-type="float">
            <text:p>18099,9564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199.9574" calcext:value-type="float">
            <text:p>18199,9574</text:p>
          </table:table-cell>
          <table:table-cell office:value-type="float" office:value="2354" calcext:value-type="float">
            <text:p>2354</text:p>
          </table:table-cell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299.9542" calcext:value-type="float">
            <text:p>18299,954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399.9559" calcext:value-type="float">
            <text:p>18399,9559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499.96476" calcext:value-type="float">
            <text:p>18499,96476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599.96236" calcext:value-type="float">
            <text:p>18599,9623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699.96196" calcext:value-type="float">
            <text:p>18699,96196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99.98038" calcext:value-type="float">
            <text:p>18799,98038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899.98814" calcext:value-type="float">
            <text:p>18899,9881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000.00012" calcext:value-type="float">
            <text:p>19000,00012</text:p>
          </table:table-cell>
          <table:table-cell office:value-type="float" office:value="2354" calcext:value-type="float">
            <text:p>2354</text:p>
          </table:table-cell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099.958" calcext:value-type="float">
            <text:p>19099,958</text:p>
          </table:table-cell>
          <table:table-cell office:value-type="float" office:value="2354" calcext:value-type="float">
            <text:p>2354</text:p>
          </table:table-cell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199.9597" calcext:value-type="float">
            <text:p>19199,9597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299.97354" calcext:value-type="float">
            <text:p>19299,9735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399.9567" calcext:value-type="float">
            <text:p>19399,9567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499.96382" calcext:value-type="float">
            <text:p>19499,96382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599.95526" calcext:value-type="float">
            <text:p>19599,95526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699.97126" calcext:value-type="float">
            <text:p>19699,9712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99.98044" calcext:value-type="float">
            <text:p>19799,98044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899.9956" calcext:value-type="float">
            <text:p>19899,995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999.95606" calcext:value-type="float">
            <text:p>19999,9560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099.95484" calcext:value-type="float">
            <text:p>20099,9548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99.96318" calcext:value-type="float">
            <text:p>20199,9631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99.9551" calcext:value-type="float">
            <text:p>20299,9551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399.95204" calcext:value-type="float">
            <text:p>20399,95204</text:p>
          </table:table-cell>
          <table:table-cell office:value-type="float" office:value="2354" calcext:value-type="float">
            <text:p>2354</text:p>
          </table:table-cell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499.9808" calcext:value-type="float">
            <text:p>20499,9808</text:p>
          </table:table-cell>
          <table:table-cell office:value-type="float" office:value="2354" calcext:value-type="float">
            <text:p>2354</text:p>
          </table:table-cell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599.9569" calcext:value-type="float">
            <text:p>20599,9569</text:p>
          </table:table-cell>
          <table:table-cell office:value-type="float" office:value="2354" calcext:value-type="float">
            <text:p>2354</text:p>
          </table:table-cell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699.95394" calcext:value-type="float">
            <text:p>20699,95394</text:p>
          </table:table-cell>
          <table:table-cell office:value-type="float" office:value="2354" calcext:value-type="float">
            <text:p>2354</text:p>
          </table:table-cell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799.95848" calcext:value-type="float">
            <text:p>20799,9584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899.96436" calcext:value-type="float">
            <text:p>20899,9643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999.99876" calcext:value-type="float">
            <text:p>20999,9987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099.95294" calcext:value-type="float">
            <text:p>21099,9529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199.95908" calcext:value-type="float">
            <text:p>21199,95908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299.95392" calcext:value-type="float">
            <text:p>21299,95392</text:p>
          </table:table-cell>
          <table:table-cell office:value-type="float" office:value="2354" calcext:value-type="float">
            <text:p>2354</text:p>
          </table:table-cell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399.95082" calcext:value-type="float">
            <text:p>21399,9508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499.94844" calcext:value-type="float">
            <text:p>21499,94844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599.96008" calcext:value-type="float">
            <text:p>21599,96008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699.98414" calcext:value-type="float">
            <text:p>21699,9841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799.95832" calcext:value-type="float">
            <text:p>21799,9583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899.96214" calcext:value-type="float">
            <text:p>21899,9621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999.95512" calcext:value-type="float">
            <text:p>21999,95512</text:p>
          </table:table-cell>
          <table:table-cell office:value-type="float" office:value="2354" calcext:value-type="float">
            <text:p>2354</text:p>
          </table:table-cell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00.01554" calcext:value-type="float">
            <text:p>22100,01554</text:p>
          </table:table-cell>
          <table:table-cell office:value-type="float" office:value="2354" calcext:value-type="float">
            <text:p>2354</text:p>
          </table:table-cell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199.993" calcext:value-type="float">
            <text:p>22199,993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299.95398" calcext:value-type="float">
            <text:p>22299,95398</text:p>
          </table:table-cell>
          <table:table-cell office:value-type="float" office:value="2354" calcext:value-type="float">
            <text:p>2354</text:p>
          </table:table-cell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399.97446" calcext:value-type="float">
            <text:p>22399,9744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499.97246" calcext:value-type="float">
            <text:p>22499,9724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99.97088" calcext:value-type="float">
            <text:p>22599,97088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699.96582" calcext:value-type="float">
            <text:p>22699,96582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99.95822" calcext:value-type="float">
            <text:p>22799,9582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99.9522" calcext:value-type="float">
            <text:p>22899,9522</text:p>
          </table:table-cell>
          <table:table-cell office:value-type="float" office:value="2354" calcext:value-type="float">
            <text:p>2354</text:p>
          </table:table-cell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999.9551" calcext:value-type="float">
            <text:p>22999,9551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99.98268" calcext:value-type="float">
            <text:p>23099,98268</text:p>
          </table:table-cell>
          <table:table-cell office:value-type="float" office:value="2354" calcext:value-type="float">
            <text:p>2354</text:p>
          </table:table-cell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200.00538" calcext:value-type="float">
            <text:p>23200,00538</text:p>
          </table:table-cell>
          <table:table-cell office:value-type="float" office:value="2354" calcext:value-type="float">
            <text:p>2354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99.95614" calcext:value-type="float">
            <text:p>23299,9561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399.97084" calcext:value-type="float">
            <text:p>23399,97084</text:p>
          </table:table-cell>
          <table:table-cell office:value-type="float" office:value="2354" calcext:value-type="float">
            <text:p>2354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499.96932" calcext:value-type="float">
            <text:p>23499,9693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599.9525" calcext:value-type="float">
            <text:p>23599,9525</text:p>
          </table:table-cell>
          <table:table-cell office:value-type="float" office:value="2354" calcext:value-type="float">
            <text:p>2354</text:p>
          </table:table-cell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700.00736" calcext:value-type="float">
            <text:p>23700,00736</text:p>
          </table:table-cell>
          <table:table-cell office:value-type="float" office:value="2354" calcext:value-type="float">
            <text:p>2354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99.977" calcext:value-type="float">
            <text:p>23799,977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99.95494" calcext:value-type="float">
            <text:p>23899,95494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999.96246" calcext:value-type="float">
            <text:p>23999,96246</text:p>
          </table:table-cell>
          <table:table-cell office:value-type="float" office:value="2354" calcext:value-type="float">
            <text:p>2354</text:p>
          </table:table-cell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100.02562" calcext:value-type="float">
            <text:p>24100,0256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199.95556" calcext:value-type="float">
            <text:p>24199,9555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299.96014" calcext:value-type="float">
            <text:p>24299,96014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399.95514" calcext:value-type="float">
            <text:p>24399,9551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499.98278" calcext:value-type="float">
            <text:p>24499,98278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599.96698" calcext:value-type="float">
            <text:p>24599,96698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699.95732" calcext:value-type="float">
            <text:p>24699,95732</text:p>
          </table:table-cell>
          <table:table-cell office:value-type="float" office:value="2354" calcext:value-type="float">
            <text:p>2354</text:p>
          </table:table-cell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99.95516" calcext:value-type="float">
            <text:p>24799,9551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899.97104" calcext:value-type="float">
            <text:p>24899,97104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999.95628" calcext:value-type="float">
            <text:p>24999,95628</text:p>
          </table:table-cell>
          <table:table-cell office:value-type="float" office:value="2354" calcext:value-type="float">
            <text:p>2354</text:p>
          </table:table-cell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99.9544" calcext:value-type="float">
            <text:p>25099,954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199.97124" calcext:value-type="float">
            <text:p>25199,9712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99.9765" calcext:value-type="float">
            <text:p>25299,9765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399.99226" calcext:value-type="float">
            <text:p>25399,9922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499.97422" calcext:value-type="float">
            <text:p>25499,97422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599.96352" calcext:value-type="float">
            <text:p>25599,9635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699.9568" calcext:value-type="float">
            <text:p>25699,9568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799.9625" calcext:value-type="float">
            <text:p>25799,9625</text:p>
          </table:table-cell>
          <table:table-cell office:value-type="float" office:value="2354" calcext:value-type="float">
            <text:p>2354</text:p>
          </table:table-cell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899.98936" calcext:value-type="float">
            <text:p>25899,9893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999.99152" calcext:value-type="float">
            <text:p>25999,99152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100.02368" calcext:value-type="float">
            <text:p>26100,02368</text:p>
          </table:table-cell>
          <table:table-cell office:value-type="float" office:value="2354" calcext:value-type="float">
            <text:p>2354</text:p>
          </table:table-cell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199.95742" calcext:value-type="float">
            <text:p>26199,95742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299.97004" calcext:value-type="float">
            <text:p>26299,9700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399.95944" calcext:value-type="float">
            <text:p>26399,95944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499.96618" calcext:value-type="float">
            <text:p>26499,96618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599.96288" calcext:value-type="float">
            <text:p>26599,9628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699.95844" calcext:value-type="float">
            <text:p>26699,9584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799.95788" calcext:value-type="float">
            <text:p>26799,9578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899.95168" calcext:value-type="float">
            <text:p>26899,9516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999.95454" calcext:value-type="float">
            <text:p>26999,9545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099.98696" calcext:value-type="float">
            <text:p>27099,98696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199.962" calcext:value-type="float">
            <text:p>27199,962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299.98294" calcext:value-type="float">
            <text:p>27299,9829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399.95944" calcext:value-type="float">
            <text:p>27399,9594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499.95432" calcext:value-type="float">
            <text:p>27499,9543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599.95736" calcext:value-type="float">
            <text:p>27599,9573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699.96282" calcext:value-type="float">
            <text:p>27699,9628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799.95746" calcext:value-type="float">
            <text:p>27799,95746</text:p>
          </table:table-cell>
          <table:table-cell office:value-type="float" office:value="2354" calcext:value-type="float">
            <text:p>2354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899.96042" calcext:value-type="float">
            <text:p>27899,96042</text:p>
          </table:table-cell>
          <table:table-cell office:value-type="float" office:value="2354" calcext:value-type="float">
            <text:p>2354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999.98216" calcext:value-type="float">
            <text:p>27999,9821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099.97166" calcext:value-type="float">
            <text:p>28099,97166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199.98424" calcext:value-type="float">
            <text:p>28199,98424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299.9581" calcext:value-type="float">
            <text:p>28299,9581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399.95458" calcext:value-type="float">
            <text:p>28399,95458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499.98166" calcext:value-type="float">
            <text:p>28499,98166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599.94826" calcext:value-type="float">
            <text:p>28599,94826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699.971" calcext:value-type="float">
            <text:p>28699,971</text:p>
          </table:table-cell>
          <table:table-cell office:value-type="float" office:value="2354" calcext:value-type="float">
            <text:p>2354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799.95374" calcext:value-type="float">
            <text:p>28799,95374</text:p>
          </table:table-cell>
          <table:table-cell office:value-type="float" office:value="2354" calcext:value-type="float">
            <text:p>2354</text:p>
          </table:table-cell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900.00214" calcext:value-type="float">
            <text:p>28900,0021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999.95322" calcext:value-type="float">
            <text:p>28999,95322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100.00194" calcext:value-type="float">
            <text:p>29100,0019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199.9829" calcext:value-type="float">
            <text:p>29199,9829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299.96672" calcext:value-type="float">
            <text:p>29299,96672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399.96662" calcext:value-type="float">
            <text:p>29399,96662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499.96746" calcext:value-type="float">
            <text:p>29499,96746</text:p>
          </table:table-cell>
          <table:table-cell office:value-type="float" office:value="2354" calcext:value-type="float">
            <text:p>2354</text:p>
          </table:table-cell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600.00686" calcext:value-type="float">
            <text:p>29600,0068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699.96794" calcext:value-type="float">
            <text:p>29699,96794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799.95828" calcext:value-type="float">
            <text:p>29799,95828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899.95504" calcext:value-type="float">
            <text:p>29899,95504</text:p>
          </table:table-cell>
          <table:table-cell office:value-type="float" office:value="2354" calcext:value-type="float">
            <text:p>2354</text:p>
          </table:table-cell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999.96518" calcext:value-type="float">
            <text:p>29999,96518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099.95382" calcext:value-type="float">
            <text:p>30099,95382</text:p>
          </table:table-cell>
          <table:table-cell office:value-type="float" office:value="2354" calcext:value-type="float">
            <text:p>2354</text:p>
          </table:table-cell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99.98224" calcext:value-type="float">
            <text:p>30199,98224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299.96214" calcext:value-type="float">
            <text:p>30299,96214</text:p>
          </table:table-cell>
          <table:table-cell office:value-type="float" office:value="2354" calcext:value-type="float">
            <text:p>2354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399.95662" calcext:value-type="float">
            <text:p>30399,95662</text:p>
          </table:table-cell>
          <table:table-cell office:value-type="float" office:value="2354" calcext:value-type="float">
            <text:p>2354</text:p>
          </table:table-cell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499.944" calcext:value-type="float">
            <text:p>30499,944</text:p>
          </table:table-cell>
          <table:table-cell office:value-type="float" office:value="2354" calcext:value-type="float">
            <text:p>2354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599.95376" calcext:value-type="float">
            <text:p>30599,95376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699.9639" calcext:value-type="float">
            <text:p>30699,9639</text:p>
          </table:table-cell>
          <table:table-cell office:value-type="float" office:value="2354" calcext:value-type="float">
            <text:p>2354</text:p>
          </table:table-cell>
          <table:table-cell office:value-type="float" office:value="1535" calcext:value-type="float">
            <text:p>15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0:39.345872105</dc:date>
    <meta:editing-duration>PT2M54S</meta:editing-duration>
    <meta:editing-cycles>1</meta:editing-cycles>
    <meta:document-statistic meta:table-count="1" meta:cell-count="1240" meta:object-count="0"/>
    <meta:generator>LibreOffice/5.1.6.2$Linux_X86_64 LibreOffice_project/10m0$Build-2</meta:generator>
  </office:meta>
</office:document-meta>
</file>